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a8b18" officeooo:paragraph-rsid="001a8b18"/>
    </style:style>
    <style:style style:name="P2" style:family="paragraph" style:parent-style-name="Heading_20_1">
      <style:text-properties officeooo:rsid="001a8b18" officeooo:paragraph-rsid="001a8b18"/>
    </style:style>
    <style:style style:name="P3" style:family="paragraph" style:parent-style-name="Heading_20_2">
      <style:text-properties officeooo:paragraph-rsid="001a8b18"/>
    </style:style>
    <style:style style:name="P4" style:family="paragraph" style:parent-style-name="Text_20_body" style:list-style-name="L1">
      <style:text-properties officeooo:rsid="001a8b18" officeooo:paragraph-rsid="001a8b18"/>
    </style:style>
    <style:style style:name="P5" style:family="paragraph" style:parent-style-name="Text_20_body" style:list-style-name="L4">
      <style:text-properties officeooo:rsid="001a8b18" officeooo:paragraph-rsid="001a8b18"/>
    </style:style>
    <style:style style:name="P6" style:family="paragraph" style:parent-style-name="Text_20_body" style:list-style-name="L1">
      <style:text-properties officeooo:rsid="001bd5fe" officeooo:paragraph-rsid="001bd5fe"/>
    </style:style>
    <style:style style:name="P7" style:family="paragraph" style:parent-style-name="Text_20_body" style:list-style-name="L1">
      <style:text-properties officeooo:rsid="001bd5fe" officeooo:paragraph-rsid="001a8b18"/>
    </style:style>
    <style:style style:name="P8" style:family="paragraph" style:parent-style-name="Text_20_body" style:list-style-name="L2">
      <style:text-properties officeooo:rsid="001bd5fe" officeooo:paragraph-rsid="001bd5fe"/>
    </style:style>
    <style:style style:name="P9" style:family="paragraph" style:parent-style-name="Text_20_body" style:list-style-name="L3">
      <style:text-properties officeooo:rsid="001bd5fe" officeooo:paragraph-rsid="001bd5fe"/>
    </style:style>
    <style:style style:name="P10" style:family="paragraph" style:parent-style-name="Text_20_body" style:list-style-name="L1">
      <style:text-properties officeooo:rsid="0020cfff" officeooo:paragraph-rsid="0020cfff"/>
    </style:style>
    <style:style style:name="P11" style:family="paragraph" style:parent-style-name="Text_20_body" style:list-style-name="L1">
      <style:text-properties officeooo:rsid="001e66cb" officeooo:paragraph-rsid="001e66cb"/>
    </style:style>
    <style:style style:name="P12" style:family="paragraph" style:parent-style-name="Text_20_body" style:list-style-name="L4">
      <style:text-properties officeooo:rsid="0021ae14" officeooo:paragraph-rsid="0021ae14"/>
    </style:style>
    <style:style style:name="P13" style:family="paragraph" style:parent-style-name="Text_20_body" style:list-style-name="L4">
      <style:text-properties officeooo:rsid="00224698" officeooo:paragraph-rsid="00224698"/>
    </style:style>
    <style:style style:name="P14" style:family="paragraph" style:parent-style-name="Text_20_body" style:list-style-name="L4">
      <style:text-properties officeooo:rsid="0022abd1" officeooo:paragraph-rsid="0022abd1"/>
    </style:style>
    <style:style style:name="P15" style:family="paragraph" style:parent-style-name="Text_20_body" style:list-style-name="L4">
      <style:text-properties officeooo:rsid="00238da1" officeooo:paragraph-rsid="00238da1"/>
    </style:style>
    <style:style style:name="T1" style:family="text">
      <style:text-properties officeooo:rsid="001a8b18"/>
    </style:style>
    <style:style style:name="T2" style:family="text">
      <style:text-properties officeooo:rsid="00238da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ngs to test</text:p>
      <text:h text:style-name="P2" text:outline-level="1">Database</text:h>
      <text:list xml:id="list179941326" text:style-name="L1">
        <text:list-item>
          <text:p text:style-name="P4">Series</text:p>
          <text:list>
            <text:list-item>
              <text:p text:style-name="P6">unique slug</text:p>
            </text:list-item>
            <text:list-item>
              <text:p text:style-name="P10">unique Name</text:p>
            </text:list-item>
            <text:list-item>
              <text:p text:style-name="P6">slug works</text:p>
            </text:list-item>
          </text:list>
        </text:list-item>
        <text:list-item>
          <text:p text:style-name="P4">Race Entry</text:p>
          <text:list>
            <text:list-item>
              <text:p text:style-name="P7">composite primary key</text:p>
            </text:list-item>
            <text:list-item>
              <text:p text:style-name="P11">default values</text:p>
            </text:list-item>
          </text:list>
        </text:list-item>
      </text:list>
      <text:list xml:id="list1914602151" text:style-name="L2">
        <text:list-item>
          <text:p text:style-name="P8">Boat</text:p>
          <text:list>
            <text:list-item>
              <text:p text:style-name="P8">Primary Key</text:p>
            </text:list-item>
          </text:list>
        </text:list-item>
      </text:list>
      <text:list xml:id="list3100140673" text:style-name="L3">
        <text:list-item>
          <text:p text:style-name="P9">all</text:p>
          <text:list>
            <text:list-item>
              <text:p text:style-name="P9">null fields</text:p>
            </text:list-item>
          </text:list>
        </text:list-item>
      </text:list>
      <text:h text:style-name="Heading_20_2" text:outline-level="2">Leader board view</text:h>
      <text:list xml:id="list735987515" text:style-name="L4">
        <text:list-item>
          <text:p text:style-name="P5">Correct context dict</text:p>
          <text:list>
            <text:list-item>
              <text:p text:style-name="P12">Series in correct places</text:p>
            </text:list-item>
            <text:list-item>
              <text:p text:style-name="P13">only completed races counted</text:p>
            </text:list-item>
            <text:list-item>
              <text:p text:style-name="P12">leader boards in correct order</text:p>
            </text:list-item>
          </text:list>
        </text:list-item>
      </text:list>
      <text:h text:style-name="P3" text:outline-level="2"><text:span text:style-name="T1">Old series</text:span> view</text:h>
      <text:list xml:id="list153329872425025" text:continue-numbering="true" text:style-name="L4">
        <text:list-item>
          <text:p text:style-name="P5">Correct context dict</text:p>
          <text:list>
            <text:list-item>
              <text:p text:style-name="P14">Correct<text:span text:style-name="T2"> series obtained</text:span></text:p>
            </text:list-item>
            <text:list-item>
              <text:p text:style-name="P15">order already tested in leaderbord view as is same func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8T15:33:29.289898524</dc:date>
    <meta:editing-duration>PT3H16M2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80" meta:character-count="388" meta:non-whitespace-character-count="348"/>
  </office:meta>
</office:document-meta>
</file>